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Default_20_Text">Refered section</text:p>
      <text:p text:style-name="Default_20_Text">A</text:p>
      <text:p text:style-name="Default_20_Text">B</text:p>
      <text:p text:style-name="Default_20_Text">C</text:p>
      <text:p text:style-name="Default_20_Text">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US" style:letter-kerning="true" style:font-name-asian="宋体" style:font-size-asian="12pt" style:language-asian="zh" style:country-asian="CN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Default_20_Text" style:display-name="Default Text" style:family="paragraph" style:class="text"/>
    <style:style style:name="Title" style:family="paragraph" style:parent-style-name="Default_20_Text" style:next-style-name="Text_20_Body_20_Single">
      <style:paragraph-properties fo:margin-top="0.423cm" fo:margin-bottom="0.212cm" fo:keep-with-next="always"/>
      <style:text-properties style:font-name="Arial1" fo:font-size="14pt" style:font-name-asian="宋体" style:font-size-asian="14pt" style:font-name-complex="Tahoma" style:font-size-complex="14pt"/>
    </style:style>
    <style:style style:name="Text_20_Body_20_Single" style:display-name="Text Body Single" style:family="paragraph" style:parent-style-name="Default_20_Text" style:class="text">
      <style:paragraph-properties fo:margin-top="0cm" fo:margin-bottom="0.212cm"/>
    </style:style>
    <style:style style:name="Subtitle" style:family="paragraph" style:parent-style-name="Title" style:next-style-name="Text_20_Body_20_Single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_20_Single" style:class="list">
      <style:text-properties style:font-name-complex="Tahoma1"/>
    </style:style>
    <style:style style:name="Caption" style:family="paragraph" style:parent-style-name="Default_20_Text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1-19T17:03:52.48</meta:creation-date>
    <dc:date>2011-01-25T14:28:35.02</dc:date>
    <meta:editing-duration>PT00H00M33S</meta:editing-duration>
    <meta:editing-cycles>2</meta:editing-cycles>
    <meta:generator>IBM_Lotus_Symphony/3.0$Win32 OpenOffice.org_project/310m11$Build-9399</meta:generator>
    <meta:document-statistic meta:table-count="0" meta:image-count="0" meta:object-count="0" meta:page-count="1" meta:paragraph-count="5" meta:word-count="6" meta:character-count="19"/>
    <meta:user-defined meta:name="信息 1"/>
    <meta:user-defined meta:name="信息 2"/>
    <meta:user-defined meta:name="信息 3"/>
    <meta:user-defined meta:name="信息 4"/>
  </office:meta>
</office:document-meta>
</file>